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officeooo:rsid="0015aa2b" officeooo:paragraph-rsid="0015aa2b"/>
    </style:style>
    <style:style style:name="T1" style:family="text">
      <style:text-properties officeooo:rsid="00145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13 <text:span text:style-name="T1">Assignment</text:span></text:p>
      <text:p text:style-name="P1">April 27, 2025</text:p>
      <text:p text:style-name="P1">---</text:p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>---</text:p>
      <text:p text:style-name="P1"/>
      <text:p text:style-name="P2">Stuxnet Worm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<text:soft-page-break/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BlackEnergy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CRASHOVERRIDE/INDUSTOYER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<text:soft-page-break/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/>
      <text:p text:style-name="P2">Ukrainian Power Grid 2016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Oldsmar Water Treatment Facility</text:p>
      <text:p text:style-name="P2"/>
      <text:p text:style-name="P2"><text:soft-page-break/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>---</text:p>
      <text:p text:style-name="P2"/>
      <text:p text:style-name="P2">Colonial Pipeline</text:p>
      <text:p text:style-name="P2"/>
      <text:p text:style-name="P2">1. What was the adversary’s method/TTP used (e.g malware, spear-phishing, etc.)?</text:p>
      <text:p text:style-name="P2"/>
      <text:p text:style-name="P2">2. How did the malware spread?,</text:p>
      <text:p text:style-name="P2"/>
      <text:p text:style-name="P2">3. In your opinion, what part of the ICS Kill Chain Mapping aided the most in the success of the attack?</text:p>
      <text:p text:style-name="P2"/>
      <text:p text:style-name="P2">4. What are some of the recommended defensive mechanisms that could be used to prevent these attacks in the future?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6:18:48.885681000</meta:creation-date>
    <dc:date>2025-04-28T17:22:38.384329000</dc:date>
    <meta:editing-duration>PT1H3M49S</meta:editing-duration>
    <meta:editing-cycles>3</meta:editing-cycles>
    <meta:generator>LibreOffice/25.2.0.3$MacOSX_AARCH64 LibreOffice_project/e1cf4a87eb02d755bce1a01209907ea5ddc8f069</meta:generator>
    <meta:document-statistic meta:table-count="0" meta:image-count="0" meta:object-count="0" meta:page-count="4" meta:paragraph-count="45" meta:word-count="439" meta:character-count="2541" meta:non-whitespace-character-count="2147"/>
  </office:meta>
</office:document-meta>
</file>